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39f65" officeooo:paragraph-rsid="00039f65"/>
    </style:style>
    <style:style style:name="P2" style:family="paragraph" style:parent-style-name="Standard">
      <style:paragraph-properties fo:text-align="center" style:justify-single-word="false"/>
      <style:text-properties fo:font-size="22pt" officeooo:rsid="00039f65" officeooo:paragraph-rsid="000571a8"/>
    </style:style>
    <style:style style:name="T1" style:family="text">
      <style:text-properties style:text-position="super 58%"/>
    </style:style>
    <style:style style:name="T2" style:family="text">
      <style:text-properties officeooo:rsid="0005cc25"/>
    </style:style>
    <style:style style:name="T3" style:family="text">
      <style:text-properties officeooo:rsid="00044c30"/>
    </style:style>
    <style:style style:name="T4" style:family="text">
      <style:text-properties officeooo:rsid="000571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Photoshop &amp; its crop tool (The 5<text:span text:style-name="T1">th</text:span> tool <text:span text:style-name="T2">from the top</text:span>) in the left sidebar in order to crop images, As it won’t cause any white padding.</text:p>
      <text:p text:style-name="P1"/>
      <text:p text:style-name="P2">If you HAVE to use illustrator in order to build your image, Use Photoshop in order to remove any white padding.</text:p>
      <text:p text:style-name="P2"><text:span text:style-name="T3">But if any step of the process involves cropping </text:span><text:span text:style-name="T4">an image</text:span><text:span text:style-name="T3">, Then use Photoshop for that particular part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21:46:39.649583800</meta:creation-date>
    <dc:date>2025-10-03T22:04:31.937807200</dc:date>
    <meta:editing-duration>PT6M26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3" meta:word-count="67" meta:character-count="354" meta:non-whitespace-character-count="290"/>
  </office:meta>
</office:document-meta>
</file>